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Consolas" fo:font-size="15pt" fo:font-weight="normal" fo:background-color="#000066" style:font-size-asian="15pt" style:font-size-complex="15pt"/>
    </style:style>
    <style:style style:name="P2" style:family="paragraph" style:parent-style-name="Standard">
      <style:paragraph-properties style:line-height-at-least="0.503cm"/>
      <style:text-properties fo:color="#d4d4d4" style:font-name="Consolas" fo:font-size="15pt" fo:font-weight="normal" fo:background-color="#1e1e1e" style:font-size-asian="15pt" style:font-size-complex="15pt"/>
    </style:style>
    <style:style style:name="P3" style:family="paragraph" style:parent-style-name="Standard">
      <style:paragraph-properties style:line-height-at-least="0.503cm"/>
      <style:text-properties fo:color="#d4d4d4" fo:font-size="15pt" fo:background-color="#000066" style:font-size-asian="15pt" style:font-size-complex="15pt"/>
    </style:style>
    <style:style style:name="P4" style:family="paragraph" style:parent-style-name="Standard">
      <style:paragraph-properties style:line-height-at-least="0.503cm"/>
      <style:text-properties fo:color="#d4d4d4" fo:font-size="15pt" fo:background-color="#1e1e1e" style:font-size-asian="15pt" style:font-size-complex="15pt"/>
    </style:style>
    <style:style style:name="P5" style:family="paragraph" style:parent-style-name="Standard">
      <style:paragraph-properties style:line-height-at-least="0.503cm"/>
      <style:text-properties fo:font-size="15pt" style:font-size-asian="15pt" style:font-size-complex="15pt"/>
    </style:style>
    <style:style style:name="P6" style:family="paragraph" style:parent-style-name="Standard">
      <style:paragraph-properties style:line-height-at-least="0.503cm"/>
      <style:text-properties fo:color="#569cd6" style:font-name="Consolas" fo:font-size="15pt" fo:font-weight="normal" fo:background-color="#1e1e1e" style:font-size-asian="15pt" style:font-size-complex="15pt"/>
    </style:style>
    <style:style style:name="T1" style:family="text">
      <style:text-properties fo:color="#4ec9b0"/>
    </style:style>
    <style:style style:name="T2" style:family="text">
      <style:text-properties fo:color="#4ec9b0" style:font-name="Consolas" fo:font-size="10.5pt" fo:font-weight="normal"/>
    </style:style>
    <style:style style:name="T3" style:family="text">
      <style:text-properties fo:color="#4ec9b0" style:font-name="Consolas" fo:font-size="10.5pt" fo:font-weight="normal" fo:background-color="#1e1e1e"/>
    </style:style>
    <style:style style:name="T4" style:family="text">
      <style:text-properties fo:color="#4ec9b0" style:font-name="Consolas" fo:font-weight="normal"/>
    </style:style>
    <style:style style:name="T5" style:family="text">
      <style:text-properties fo:color="#4ec9b0" style:font-name="Consolas" fo:font-weight="normal" fo:background-color="#1e1e1e"/>
    </style:style>
    <style:style style:name="T6" style:family="text">
      <style:text-properties fo:color="#569cd6"/>
    </style:style>
    <style:style style:name="T7" style:family="text">
      <style:text-properties fo:color="#569cd6" style:font-name="Consolas" fo:font-size="10.5pt" fo:font-weight="normal"/>
    </style:style>
    <style:style style:name="T8" style:family="text">
      <style:text-properties fo:color="#569cd6" style:font-name="Consolas" fo:font-size="10.5pt" fo:font-weight="normal" fo:background-color="#1e1e1e"/>
    </style:style>
    <style:style style:name="T9" style:family="text">
      <style:text-properties fo:color="#569cd6" style:font-name="Consolas" fo:font-weight="normal"/>
    </style:style>
    <style:style style:name="T10" style:family="text">
      <style:text-properties fo:color="#569cd6" style:font-name="Consolas" fo:font-weight="normal" fo:background-color="#1e1e1e"/>
    </style:style>
    <style:style style:name="T11" style:family="text">
      <style:text-properties fo:color="#dcdcaa"/>
    </style:style>
    <style:style style:name="T12" style:family="text">
      <style:text-properties fo:color="#dcdcaa" style:font-name="Consolas" fo:font-size="10.5pt" fo:font-weight="normal"/>
    </style:style>
    <style:style style:name="T13" style:family="text">
      <style:text-properties fo:color="#dcdcaa" style:font-name="Consolas" fo:font-weight="normal"/>
    </style:style>
    <style:style style:name="T14" style:family="text">
      <style:text-properties style:font-name="Consolas" fo:font-weight="normal"/>
    </style:style>
    <style:style style:name="T15" style:family="text">
      <style:text-properties style:font-name="Consolas" fo:font-weight="normal" fo:background-color="#1e1e1e"/>
    </style:style>
    <style:style style:name="T16" style:family="text">
      <style:text-properties style:font-name="Consolas" fo:font-size="10.5pt" fo:font-weight="normal"/>
    </style:style>
    <style:style style:name="T17" style:family="text">
      <style:text-properties style:font-name="Consolas" fo:font-size="10.5pt" fo:font-weight="normal" fo:background-color="#1e1e1e"/>
    </style:style>
    <style:style style:name="T18" style:family="text">
      <style:text-properties fo:color="#c586c0" style:font-name="Consolas" fo:font-size="10.5pt" fo:font-weight="normal"/>
    </style:style>
    <style:style style:name="T19" style:family="text">
      <style:text-properties fo:color="#c586c0" style:font-name="Consolas" fo:font-weight="normal"/>
    </style:style>
    <style:style style:name="T20" style:family="text">
      <style:text-properties fo:color="#9cdcfe"/>
    </style:style>
    <style:style style:name="T21" style:family="text">
      <style:text-properties fo:color="#9cdcfe" style:font-name="Consolas" fo:font-size="10.5pt" fo:font-weight="normal"/>
    </style:style>
    <style:style style:name="T22" style:family="text">
      <style:text-properties fo:color="#9cdcfe" style:font-name="Consolas" fo:font-weight="normal"/>
    </style:style>
    <style:style style:name="T23" style:family="text">
      <style:text-properties fo:color="#9cdcfe" style:font-name="Consolas" fo:font-weight="normal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auto</text:span> <text:span text:style-name="T11">find_type_definition</text:span>(<text:span text:style-name="T6">const</text:span> <text:span text:style-name="T6">char*</text:span> <text:span text:style-name="T20">name</text:span>) {</text:p>
      <text:p text:style-name="P3">    <text:span text:style-name="T19">return</text:span><text:span text:style-name="T14"> ::</text:span><text:span text:style-name="T4">sdk</text:span><text:span text:style-name="T14">::</text:span><text:span text:style-name="T4">RETypeDB</text:span><text:span text:style-name="T14">::</text:span><text:span text:style-name="T13">get</text:span><text:span text:style-name="T14">()-&gt;</text:span><text:span text:style-name="T13">find_type</text:span><text:span text:style-name="T14">(</text:span><text:span text:style-name="T22">name</text:span><text:span text:style-name="T14">);</text:span></text:p>
      <text:p text:style-name="P1">}</text:p>
      <text:p text:style-name="P1"/>
      <text:p text:style-name="P1"><text:span text:style-name="T6"/></text:p>
      <text:p text:style-name="P1"><text:span text:style-name="T6"/></text:p>
      <text:p text:style-name="P1"><text:span text:style-name="T6">namespace</text:span> <text:span text:style-name="T1">sdk</text:span> {</text:p>
      <text:p text:style-name="P1"><text:span text:style-name="T1">RETypeDB</text:span><text:span text:style-name="T6">*</text:span> <text:span text:style-name="T1">RETypeDB</text:span>::<text:span text:style-name="T11">get</text:span>() {</text:p>
      <text:p text:style-name="P3">    <text:span text:style-name="T19">return</text:span><text:span text:style-name="T14"> </text:span><text:span text:style-name="T22">g_framework</text:span><text:span text:style-name="T13">-&gt;get_types</text:span><text:span text:style-name="T14">()</text:span><text:span text:style-name="T13">-&gt;get_type_db</text:span><text:span text:style-name="T14">();</text:span></text:p>
      <text:p text:style-name="P1">}</text:p>
      <text:p text:style-name="P1"/>
      <text:p text:style-name="P3"><text:span text:style-name="T22">g_framework REFRAMEWORK.CPP</text:span></text:p>
      <text:p text:style-name="P3"><text:span text:style-name="T22"/></text:p>
      <text:p text:style-name="P3"><text:span text:style-name="T22"><text:s/></text:span><text:span text:style-name="T10">class</text:span><text:span text:style-name="T15"> </text:span><text:span text:style-name="T5">RETypes</text:span><text:span text:style-name="T15"> {</text:span></text:p>
      <text:p text:style-name="P6">public:</text:p>
      <text:p text:style-name="P4">    <text:span text:style-name="T13">RETypes</text:span><text:span text:style-name="T14">();</text:span></text:p>
      <text:p text:style-name="P5"><text:span text:style-name="T14"/></text:p>
      <text:p text:style-name="P4">    <text:span text:style-name="T9">const</text:span><text:span text:style-name="T14"> </text:span><text:span text:style-name="T9">auto&amp;</text:span><text:span text:style-name="T14"> </text:span><text:span text:style-name="T13">get_types</text:span><text:span text:style-name="T14">() </text:span><text:span text:style-name="T9">const</text:span><text:span text:style-name="T14"> {</text:span></text:p>
      <text:p text:style-name="P4">        <text:span text:style-name="T19">return</text:span><text:span text:style-name="T14"> </text:span><text:span text:style-name="T22">m_type_list</text:span><text:span text:style-name="T14">;</text:span></text:p>
      <text:p text:style-name="P4">    <text:span text:style-name="T14">}</text:span></text:p>
      <text:p text:style-name="P3"><text:span text:style-name="T22"/></text:p>
      <text:p text:style-name="P3"><text:span text:style-name="T22"/></text:p>
      <text:p text:style-name="P2"><text:span text:style-name="T1">sdk</text:span>::<text:span text:style-name="T1">RETypeDB</text:span><text:span text:style-name="T6">*</text:span> <text:span text:style-name="T1">RETypes</text:span>::<text:span text:style-name="T11">get_type_db</text:span>() <text:span text:style-name="T6">const</text:span> {</text:p>
      <text:p text:style-name="P4">    <text:span text:style-name="T9">auto</text:span><text:span text:style-name="T14"> </text:span><text:span text:style-name="T22">c</text:span><text:span text:style-name="T14"> = </text:span><text:span text:style-name="T4">sdk</text:span><text:span text:style-name="T14">::</text:span><text:span text:style-name="T4">VM</text:span><text:span text:style-name="T14">::</text:span><text:span text:style-name="T13">get</text:span><text:span text:style-name="T14">();</text:span></text:p>
      <text:p text:style-name="P5"/>
      <text:p text:style-name="P4">    <text:span text:style-name="T19">if</text:span><text:span text:style-name="T14"> (</text:span><text:span text:style-name="T22">c</text:span><text:span text:style-name="T14"> == </text:span><text:span text:style-name="T9">nullptr</text:span><text:span text:style-name="T14">) {</text:span></text:p>
      <text:p text:style-name="P4">        <text:span text:style-name="T19">return</text:span><text:span text:style-name="T14"> </text:span><text:span text:style-name="T9">nullptr</text:span><text:span text:style-name="T14">;</text:span></text:p>
      <text:p text:style-name="P4">    <text:span text:style-name="T14">}</text:span></text:p>
      <text:p text:style-name="P5"/>
      <text:p text:style-name="P4">    <text:span text:style-name="T19">return</text:span><text:span text:style-name="T14"> </text:span><text:span text:style-name="T22">c</text:span><text:span text:style-name="T14">-&gt;</text:span><text:span text:style-name="T13">get_type_db</text:span><text:span text:style-name="T14">();</text:span></text:p>
      <text:p text:style-name="P2">}</text:p>
      <text:p text:style-name="P3"><text:span text:style-name="T22"/></text:p>
      <text:p text:style-name="P2"><text:span text:style-name="T1">sdk</text:span>::<text:span text:style-name="T1">VM</text:span><text:span text:style-name="T6">*</text:span> <text:span text:style-name="T1">VM</text:span>::<text:span text:style-name="T11">get</text:span>() {</text:p>
      <text:p text:style-name="P4">        <text:span text:style-name="T13">update_pointers</text:span><text:span text:style-name="T14">();</text:span></text:p>
      <text:p text:style-name="P4">        <text:span text:style-name="T19">return</text:span><text:span text:style-name="T14"> *</text:span><text:span text:style-name="T22">s_global_context</text:span><text:span text:style-name="T14">;</text:span></text:p>
      <text:p text:style-name="P4">    <text:span text:style-name="T14">}</text:span></text:p>
      <text:p text:style-name="P2"/>
      <text:p text:style-name="P4">   <text:span text:style-name="T9">static</text:span><text:span text:style-name="T14"> </text:span><text:span text:style-name="T4">VM</text:span><text:span text:style-name="T14">** </text:span><text:span text:style-name="T22">s_global_context</text:span><text:span text:style-name="T14">;</text:span></text:p>
      <text:p text:style-name="P3"/>
      <text:p text:style-name="P4"> <text:span text:style-name="T4">sdk</text:span><text:span text:style-name="T14">::</text:span><text:span text:style-name="T4">RETypeDB</text:span><text:span text:style-name="T9">*</text:span><text:span text:style-name="T14"> </text:span><text:span text:style-name="T4">VM</text:span><text:span text:style-name="T14">::</text:span><text:span text:style-name="T13">get_type_db</text:span><text:span text:style-name="T14">() {</text:span></text:p>
      <text:p text:style-name="P4">        <text:span text:style-name="T13">update_pointers</text:span><text:span text:style-name="T14">();</text:span></text:p>
      <text:p text:style-name="P5"><text:soft-page-break/></text:p>
      <text:p text:style-name="P4">        <text:span text:style-name="T19">return</text:span><text:span text:style-name="T14"> *(</text:span><text:span text:style-name="T4">sdk</text:span><text:span text:style-name="T14">::</text:span><text:span text:style-name="T4">RETypeDB</text:span><text:span text:style-name="T14">**)((</text:span><text:span text:style-name="T4">uintptr_t</text:span><text:span text:style-name="T14">)</text:span><text:span text:style-name="T9">this</text:span><text:span text:style-name="T14"> + </text:span><text:span text:style-name="T22">s_type_db_offset</text:span><text:span text:style-name="T14">);</text:span></text:p>
      <text:p text:style-name="P4">    <text:span text:style-name="T14">}</text:span></text:p>
      <text:p text:style-name="P3"/>
      <text:p text:style-name="P3">FIN DE LA BRANCH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14M14S</meta:editing-duration>
    <meta:editing-cycles>6</meta:editing-cycles>
    <meta:generator>OpenOffice/4.1.5$Win32 OpenOffice.org_project/415m1$Build-9789</meta:generator>
    <dc:date>2022-02-03T21:27:52.45</dc:date>
    <meta:document-statistic meta:table-count="0" meta:image-count="0" meta:object-count="0" meta:page-count="2" meta:paragraph-count="31" meta:word-count="74" meta:character-count="744"/>
    <meta:user-defined meta:name="Info 1"/>
    <meta:user-defined meta:name="Info 2"/>
    <meta:user-defined meta:name="Info 3"/>
    <meta:user-defined meta:name="Info 4"/>
  </office:meta>
</office:document-meta>
</file>